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臺北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臺北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第11屆平地原住民立法委員選舉候選人在臺北市在各村(里)得票數一覽表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9" table:number-rows-spanned="1">
            <text:p>各候選人得票情形</text:p>
          </table:table-cell>
          <table:covered-table-cell table:number-columns-repeated="8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高美珠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陳瑩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國榮</text:p>
            <text:p>台灣維新</text:p>
          </table:table-cell>
          <table:table-cell table:style-name="ce1" office:value-type="string" calcext:value-type="string" table:number-columns-spanned="1" table:number-rows-spanned="3">
            <text:p>(4)</text:p>
            <text:p>陳政宗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忠仁．達祿斯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吳建智咖啡哥</text:p>
            <text:p>無</text:p>
          </table:table-cell>
          <table:table-cell table:style-name="ce1" office:value-type="string" calcext:value-type="string" table:number-columns-spanned="1" table:number-rows-spanned="3">
            <text:p>(7)</text:p>
            <text:p>黃仁</text:p>
            <text:p>中國國民黨</text:p>
          </table:table-cell>
          <table:table-cell table:style-name="ce1" office:value-type="string" calcext:value-type="string" table:number-columns-spanned="1" table:number-rows-spanned="3">
            <text:p>(8)</text:p>
            <text:p>米甘幹．理佛克</text:p>
            <text:p>新黨</text:p>
          </table:table-cell>
          <table:table-cell table:style-name="ce1" office:value-type="string" calcext:value-type="string" table:number-columns-spanned="1" table:number-rows-spanned="3">
            <text:p>(9)</text:p>
            <text:p>鄭天財 Sra‧Kacaw</text:p>
            <text:p>中國國民黨</text:p>
          </table:table-cell>
          <table:covered-table-cell table:number-columns-repeated="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4694" calcext:value-type="float">
            <text:p>4,69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804" calcext:value-type="float">
            <text:p>4,8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06" calcext:value-type="float">
            <text:p>4,806</text:p>
          </table:table-cell>
          <table:table-cell table:style-name="ce3" office:value-type="float" office:value="2554" calcext:value-type="float">
            <text:p>2,554</text:p>
          </table:table-cell>
          <table:table-cell table:style-name="ce3" office:value-type="float" office:value="7360" calcext:value-type="float">
            <text:p>7,360</text:p>
          </table:table-cell>
          <table:table-cell table:style-name="ce4" office:value-type="string" calcext:value-type="string">
            <text:p>65.2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北投區</text:p>
          </table:table-cell>
          <table:table-cell table:style-name="ce2"/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65.4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76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榮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榮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84.6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裕民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振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0.8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欣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5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利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慶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尊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立賢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立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八仙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5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洲美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奇岩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4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溫泉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73.0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泉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心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庸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開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智仁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8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稻香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6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桃源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1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一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2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關渡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63.0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泉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屯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士林區</text:p>
          </table:table-cell>
          <table:table-cell table:style-name="ce2"/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06" calcext:value-type="float">
            <text:p>706</text:p>
          </table:table-cell>
          <table:table-cell table:style-name="ce4" office:value-type="string" calcext:value-type="string">
            <text:p>62.6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天母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46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3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天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天祿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天壽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天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天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天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蘭雅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8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蘭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勇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信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30.7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志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舊佳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62.0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前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百齡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9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承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華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順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2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64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葫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4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葫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子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9.2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新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園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倫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洲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62.9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岩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名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聖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芝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79.3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館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菁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山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翠山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臨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大同區</text:p>
          </table:table-cell>
          <table:table-cell table:style-name="ce2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05" calcext:value-type="float">
            <text:p>305</text:p>
          </table:table-cell>
          <table:table-cell table:style-name="ce4" office:value-type="string" calcext:value-type="string">
            <text:p>64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明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泰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星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9.0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能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雙連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74.0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2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景星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隆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蓬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慶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揚雅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斯文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鄰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至聖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老師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重慶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8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中山區</text:p>
          </table:table-cell>
          <table:table-cell table:style-name="ce2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62.9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守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得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3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康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77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聚盛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集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聚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恆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晴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34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圓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劍潭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喜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8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江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64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84.2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行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55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行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1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行孝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埤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江寧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江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9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吉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亞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朱馥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朱園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朱崙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力行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松山區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76" calcext:value-type="float">
            <text:p>376</text:p>
          </table:table-cell>
          <table:table-cell table:style-name="ce4" office:value-type="string" calcext:value-type="string">
            <text:p>66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81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榮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益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錦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精忠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田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9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福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基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31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鵬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74.0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慈祐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41.0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祥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聚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盛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8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9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美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仁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敦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建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勢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內湖區</text:p>
          </table:table-cell>
          <table:table-cell table:style-name="ce2"/>
          <table:table-cell table:style-name="ce3" office:value-type="float" office:value="59" calcext:value-type="float">
            <text:p>5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241" calcext:value-type="float">
            <text:p>1,241</text:p>
          </table:table-cell>
          <table:table-cell table:style-name="ce4" office:value-type="string" calcext:value-type="string">
            <text:p>66.8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9.0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5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湖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紫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62.0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7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瑞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73.8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碧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47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紫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葫洲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68.9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紫陽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陽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7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分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65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湖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樂康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82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68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週美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77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行善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92.5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潭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9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興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36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元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76.1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湖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62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9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泰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61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康寧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89" calcext:value-type="float">
            <text:p>189</text:p>
          </table:table-cell>
          <table:table-cell table:style-name="ce4" office:value-type="string" calcext:value-type="string">
            <text:p>62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54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蘆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麗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南港區</text:p>
          </table:table-cell>
          <table:table-cell table:style-name="ce2"/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91" calcext:value-type="float">
            <text:p>791</text:p>
          </table:table-cell>
          <table:table-cell table:style-name="ce4" office:value-type="string" calcext:value-type="string">
            <text:p>64.4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67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南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重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0.5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18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研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九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舊莊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2" calcext:value-type="float">
            <text:p>102</text:p>
          </table:table-cell>
          <table:table-cell table:style-name="ce4" office:value-type="string" calcext:value-type="string">
            <text:p>61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新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7" calcext:value-type="float">
            <text:p>117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重陽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>
            <text:p>68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71.7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成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81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合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44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聯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68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鴻福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百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4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0.8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69.4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萬華區</text:p>
          </table:table-cell>
          <table:table-cell table:style-name="ce2"/>
          <table:table-cell table:style-name="ce3" office:value-type="float" office:value="39" calcext:value-type="float">
            <text:p>3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80" calcext:value-type="float">
            <text:p>580</text:p>
          </table:table-cell>
          <table:table-cell table:style-name="ce4" office:value-type="string" calcext:value-type="string">
            <text:p>63.1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44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76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音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福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柳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江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69.7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糖廍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綠堤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碩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雙園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全德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日善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孝德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壽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銘德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榮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中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9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日祥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5.7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貞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0.5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75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31.5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凌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騰雲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中正區</text:p>
          </table:table-cell>
          <table:table-cell table:style-name="ce2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81" calcext:value-type="float">
            <text:p>281</text:p>
          </table:table-cell>
          <table:table-cell table:style-name="ce4" office:value-type="string" calcext:value-type="string">
            <text:p>66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功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勤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84.6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廈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90.9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愛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光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福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梅花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幸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祥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愛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水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盛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興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9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河堤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東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網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板溪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螢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螢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大安區</text:p>
          </table:table-cell>
          <table:table-cell table:style-name="ce2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14" calcext:value-type="float">
            <text:p>414</text:p>
          </table:table-cell>
          <table:table-cell table:style-name="ce4" office:value-type="string" calcext:value-type="string">
            <text:p>65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安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84.6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炤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村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輝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82.6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昌隆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誠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武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坡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9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古風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古莊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泰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龍里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陣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雲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住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通化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通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82.3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臨江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法治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全安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群賢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64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群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虎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臥龍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淵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門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學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芳和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黎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黎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黎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倫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敦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聲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敦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聲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車層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信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學府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信義區</text:p>
          </table:table-cell>
          <table:table-cell table:style-name="ce2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87" calcext:value-type="float">
            <text:p>487</text:p>
          </table:table-cell>
          <table:table-cell table:style-name="ce4" office:value-type="string" calcext:value-type="string">
            <text:p>63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村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雅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敦厚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居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藝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雅祥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常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全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春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四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64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台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業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坡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42.3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道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89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仁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景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惠安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張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3.1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0.5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景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景勤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雙和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興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黎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黎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黎忠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31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黎安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文山區</text:p>
          </table:table-cell>
          <table:table-cell table:style-name="ce2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68.7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景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景東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5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景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景慶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景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景華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祥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盛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豐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邦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84.2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家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63.4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8.9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旺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52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泰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72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試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76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義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7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興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76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木柵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8.9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木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48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順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72.4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順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樟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樟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樟文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88.2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樟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樟樹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芳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73.5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6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博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政大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指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老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 table:number-rows-repeated="10481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臺北市" style:display-name="PageStyle_臺北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01</meta:creation-date>
    <meta:initial-creator>Apache POI</meta:initial-creator>
    <meta:generator>LibreOffice/6.0.7.3$Linux_X86_64 LibreOffice_project/00m0$Build-3</meta:generator>
    <meta:document-statistic meta:table-count="1" meta:cell-count="8463" meta:object-count="0"/>
  </office:meta>
</office:document-meta>
</file>